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table:number-columns-repeated="3"/>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7">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7T00:54:45.481000000</dc:date>
    <meta:editing-duration>P148DT40M14S</meta:editing-duration>
    <meta:editing-cycles>1695</meta:editing-cycles>
    <meta:document-statistic meta:table-count="1" meta:cell-count="8235" meta:object-count="0"/>
  </office:meta>
</office:document-meta>
</file>